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Standardskriftforavsnitt" style:family="text">
      <style:text-properties style:font-name="Segoe UI Emoji" style:font-name-asian="Segoe UI Emoji" style:font-name-complex="Segoe UI Emoj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ask2a)</text:p>
      <text:p text:style-name="Normal"><draw:frame draw:style-name="a0" draw:name="Bilde 1" text:anchor-type="as-char" svg:x="0in" svg:y="0in" svg:width="6.3in" svg:height="5.61875in" style:rel-width="scale" style:rel-height="scale"><draw:image xlink:href="media/image1.png" xlink:type="simple" xlink:show="embed" xlink:actuate="onLoad"/><svg:title/><svg:desc/></draw:frame></text:p>
      <text:p text:style-name="Normal">Yaw øverst, yawrate nederst<text:s/><text:span text:style-name="T2">😊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1-15T20:23:00Z</meta:creation-date>
    <dc:date>2020-11-15T20:24:00Z</dc:date>
    <meta:template xlink:href="Normal" xlink:type="simple"/>
    <meta:editing-cycles>1</meta:editing-cycles>
    <meta:editing-duration>PT60S</meta:editing-duration>
    <meta:document-statistic meta:page-count="1" meta:paragraph-count="1" meta:word-count="6" meta:character-count="40" meta:row-count="1" meta:non-whitespace-character-count="35"/>
  </office:meta>
</office:document-meta>
</file>